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2" style:family="paragraph" style:parent-style-name="Footnote">
      <style:text-properties fo:language="en" fo:country="GB" officeooo:paragraph-rsid="1071f730" fo:background-color="transparent"/>
    </style:style>
    <style:style style:name="P13" style:family="paragraph" style:parent-style-name="Footnote">
      <style:text-properties fo:language="en" fo:country="GB" officeooo:paragraph-rsid="1082d310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082d31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text-properties officeooo:paragraph-rsid="0daa4aef"/>
    </style:style>
    <style:style style:name="P52" style:family="paragraph" style:parent-style-name="Standard">
      <style:text-properties officeooo:paragraph-rsid="0f3ae219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4cd335"/>
    </style:style>
    <style:style style:name="P57" style:family="paragraph" style:parent-style-name="Standard">
      <style:text-properties officeooo:paragraph-rsid="0f6d4ef8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f2d76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0cc79a2d"/>
    </style:style>
    <style:style style:name="P67" style:family="paragraph" style:parent-style-name="Footnote">
      <style:text-properties officeooo:paragraph-rsid="0fa0ab6e"/>
    </style:style>
    <style:style style:name="P68" style:family="paragraph" style:parent-style-name="Footnote">
      <style:text-properties officeooo:paragraph-rsid="101f3d54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Footnote">
      <style:text-properties officeooo:paragraph-rsid="101b7bd9"/>
    </style:style>
    <style:style style:name="P71" style:family="paragraph" style:parent-style-name="Standard">
      <style:text-properties officeooo:paragraph-rsid="103d33d3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4" style:family="paragraph" style:parent-style-name="Standard">
      <style:text-properties officeooo:paragraph-rsid="10783d40"/>
    </style:style>
    <style:style style:name="P75" style:family="paragraph" style:parent-style-name="Standard">
      <style:text-properties officeooo:paragraph-rsid="0c819a59"/>
    </style:style>
    <style:style style:name="P76" style:family="paragraph" style:parent-style-name="Standard">
      <style:text-properties officeooo:paragraph-rsid="0c8364eb"/>
    </style:style>
    <style:style style:name="P77" style:family="paragraph" style:parent-style-name="Standard">
      <style:text-properties officeooo:paragraph-rsid="0ddfbc49"/>
    </style:style>
    <style:style style:name="P78" style:family="paragraph" style:parent-style-name="Standard">
      <style:text-properties officeooo:paragraph-rsid="0a0f8417"/>
    </style:style>
    <style:style style:name="P79" style:family="paragraph" style:parent-style-name="Standard">
      <style:text-properties officeooo:paragraph-rsid="110daef5"/>
    </style:style>
    <style:style style:name="P80" style:family="paragraph" style:parent-style-name="Standard">
      <style:text-properties officeooo:paragraph-rsid="1112168b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10783d40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style:text-underline-style="none" officeooo:rsid="10856ec6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2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0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21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2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en" fo:country="GB" officeooo:rsid="1049ed3a"/>
    </style:style>
    <style:style style:name="T129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fo:language="en" fo:country="GB" officeooo:rsid="10555e93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5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1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52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5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fo:font-weight="normal" officeooo:rsid="10856ec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text-underline-style="none" fo:font-weight="normal" officeooo:rsid="105e6e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fa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language="en" fo:country="GB"/>
    </style:style>
    <style:style style:name="T186" style:family="text">
      <style:text-properties fo:language="en" fo:country="GB" officeooo:rsid="10a19599"/>
    </style:style>
    <style:style style:name="T187" style:family="text">
      <style:text-properties fo:language="en" fo:country="GB" officeooo:rsid="10b6b930"/>
    </style:style>
    <style:style style:name="T188" style:family="text">
      <style:text-properties fo:language="en" fo:country="GB" officeooo:rsid="104a6b49"/>
    </style:style>
    <style:style style:name="T189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1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92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93" style:family="text">
      <style:text-properties fo:language="en" fo:country="GB" officeooo:rsid="10555e93" style:font-size-asian="12pt" style:font-size-complex="12pt"/>
    </style:style>
    <style:style style:name="T194" style:family="text">
      <style:text-properties officeooo:rsid="0f981b1c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201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856e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officeooo:rsid="10b6b930"/>
    </style:style>
    <style:style style:name="T214" style:family="text">
      <style:text-properties officeooo:rsid="10653724"/>
    </style:style>
    <style:style style:name="T215" style:family="text">
      <style:text-properties officeooo:rsid="1037dad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1"><text:span text:style-name="T92">Checklist for installing </text:span><text:span text:style-name="T92"><text:user-field-get text:name="Distro">Ubuntu</text:user-field-get></text:span><text:span text:style-name="T92"><text:s/></text:span><text:span text:style-name="T93"><text:user-field-get text:name="Version">24.04 LTS</text:user-field-get></text:span><text:span text:style-name="T94"><text:note text:id="ftn1" text:note-class="footnote"><text:note-citation>1</text:note-citation><text:note-body><text:p text:style-name="P68"><text:span text:style-name="T195">This </text:span><text:span text:style-name="T197"><text:user-field-get text:name="Distro">Ubuntu</text:user-field-get></text:span><text:span text:style-name="T196"><text:s/></text:span><text:span text:style-name="T198"><text:user-field-get text:name="Version">24.04 LTS</text:user-field-get></text:span><text:span text:style-name="T198"><text:s/>Desktop</text:span><text:span text:style-name="T195"> from April </text:span><text:span text:style-name="T199"><text:user-field-get text:name="Releaseyear">2024</text:user-field-get></text:span><text:span text:style-name="T195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95"><text:s/></text:span><text:span text:style-name="T97">Desktop</text:span><text:span text:style-name="T96">.</text:span></text:p>
      <text:p text:style-name="P27"><text:span text:style-name="Strong_20_Emphasis"><text:span text:style-name="T58"/></text:span></text:p>
      <text:p text:style-name="P28"><text:span text:style-name="Strong_20_Emphasis"><text:span text:style-name="T89"/></text:span></text:p>
      <text:p text:style-name="P25">Fill in the text box after &lt;...&gt;</text:p>
      <text:p text:style-name="P15"><text:span text:style-name="T189">&lt;user</text:span><text:span text:style-name="T155">&gt;</text:span><text:span text:style-name="T168"><text:tab/><text:tab/></text:span><text:span text:style-name="T177"> <text:tab/><text:tab/><text:tab/> </text:span><draw:control text:anchor-type="as-char" svg:y="-0.4cm" draw:z-index="4" draw:name="Gebruiker" draw:style-name="gr2" draw:text-style-name="P87" svg:width="6.002cm" svg:height="0.5cm" draw:control="control3"><svg:title>Gebruiker</svg:title><svg:desc>Volledige naam, bijv. Jan Stek</svg:desc></draw:control><text:tab/><text:span text:style-name="T175">e</text:span><text:span text:style-name="T173">.g.</text:span><text:span text:style-name="T210"> </text:span><text:span text:style-name="T211">Karel Zimmer</text:span></text:p>
      <text:p text:style-name="P74"><text:span text:style-name="T11">&lt;</text:span><text:span text:style-name="T181">user</text:span><text:span text:style-name="T6">na</text:span><text:span text:style-name="T9">me</text:span><text:span text:style-name="T155">&gt;</text:span><text:span text:style-name="T179"><text:tab/><text:tab/><text:tab/> </text:span><text:span text:style-name="T179"><draw:control text:anchor-type="as-char" svg:y="-0.4cm" draw:z-index="11" draw:name="Gberuikersnaam 2" draw:style-name="gr2" draw:text-style-name="P87" svg:width="6.002cm" svg:height="0.5cm" draw:control="control10"><svg:title>Gebruikersnaam</svg:title><svg:desc>Korte naam, bijv. jan</svg:desc></draw:control></text:span><text:span text:style-name="T179"><text:tab/></text:span><text:span text:style-name="T180">e</text:span><text:span text:style-name="T212">.g.</text:span><text:span text:style-name="T4"> </text:span><text:span text:style-name="T108">karel</text:span></text:p>
      <text:p text:style-name="P16"><text:span text:style-name="T11">&lt;</text:span><text:span text:style-name="T12">computername</text:span><text:span text:style-name="T155">&gt;</text:span><text:span text:style-name="T182"><text:tab/> </text:span><text:span text:style-name="T6"><draw:control text:anchor-type="as-char" svg:y="-0.4cm" draw:z-index="5" draw:name="Computernaam" draw:style-name="gr2" draw:text-style-name="P87" svg:width="6.002cm" svg:height="0.5cm" draw:control="control4"><svg:title>Computernaam</svg:title><svg:desc>Unieke naam van de computer</svg:desc></draw:control></text:span><text:span text:style-name="T6"><text:tab/></text:span><text:span text:style-name="T10">e</text:span><text:span text:style-name="T212">.g.</text:span><text:span text:style-name="T158"> </text:span><text:span text:style-name="T166">pc0</text:span><text:span text:style-name="T167">1</text:span></text:p>
      <text:p text:style-name="P17"><text:span text:style-name="T189">&lt;</text:span><text:span text:style-name="T156">user</text:span><text:span text:style-name="T155">&gt;</text:span><text:span text:style-name="T162"><text:tab/><text:tab/></text:span><text:span text:style-name="T177"> <text:tab/><text:tab/><text:tab/> </text:span><text:span text:style-name="T169"><draw:control text:anchor-type="as-char" svg:y="-0.4cm" draw:z-index="8" draw:name="Gebruiker 1" draw:style-name="gr2" draw:text-style-name="P87" svg:width="6.002cm" svg:height="0.5cm" draw:control="control7"><svg:title>Gebruiker</svg:title><svg:desc>Volledige naam, bijv. Jan Stek</svg:desc></draw:control></text:span><text:span text:style-name="T169"><text:tab/></text:span><text:span text:style-name="T175">any additional users</text:span></text:p>
      <text:p text:style-name="P74"><text:span text:style-name="T189">&lt;</text:span><text:span text:style-name="T156">user</text:span><text:span text:style-name="T157">n</text:span><text:span text:style-name="T154">a</text:span><text:span text:style-name="T155">me&gt;</text:span><text:span text:style-name="T153"><text:tab/><text:tab/><text:tab/> </text:span><text:span text:style-name="T179"><draw:control text:anchor-type="as-char" svg:y="-0.4cm" draw:z-index="9" draw:name="Gberuikersnaam 1" draw:style-name="gr2" draw:text-style-name="P87" svg:width="6.002cm" svg:height="0.5cm" draw:control="control8"><svg:title>Gebruikersnaam</svg:title><svg:desc>Korte naam, bijv. jan</svg:desc></draw:control></text:span><text:span text:style-name="T179"><text:tab/></text:span><text:span text:style-name="T161">any additional users</text:span></text:p>
      <text:p text:style-name="P72"><text:span text:style-name="T214">r</text:span>eplace &lt;...&gt; in this checklist with the value in the text box.</text:p>
      <text:p text:style-name="P46"/>
      <text:p text:style-name="P46"/>
      <text:p text:style-name="P14"><text:span text:style-name="Strong_20_Emphasis"><text:span text:style-name="T129">Not yet on Linux?</text:span></text:span><text:span text:style-name="T101"><text:tab/></text:span><text:span text:style-name="T105">Use</text:span><text:span text:style-name="T102"> </text:span><text:span text:style-name="Strong_20_Emphasis"><text:span text:style-name="T106">Checklist </text:span></text:span><text:span text:style-name="Strong_20_Emphasis"><text:span text:style-name="T107">transfer</text:span></text:span><text:span text:style-name="T102"> o</text:span><text:span text:style-name="T104">n</text:span><text:span text:style-name="T10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03">.</text:span></text:p>
      <text:p text:style-name="P44"><text:span text:style-name="Strong_20_Emphasis"><text:span text:style-name="T120">New installation?<text:tab/></text:span></text:span><text:span text:style-name="T117"><text:tab/></text:span><text:span text:style-name="T119">Start at chapter</text:span><text:span text:style-name="T117"> </text:span><text:span text:style-name="Strong_20_Emphasis"><text:span text:style-name="T120"><text:bookmark-ref text:reference-format="page" text:ref-name="__RefNumPara__4009_1271708128">2</text:bookmark-ref></text:span></text:span><text:span text:style-name="Strong_20_Emphasis"><text:span text:style-name="T120"><text:s text:c="2"/></text:span></text:span><text:span text:style-name="Strong_20_Emphasis"><text:span text:style-name="T121"><text:bookmark-ref text:reference-format="text" text:ref-name="__RefNumPara__4009_1271708128">Perform installation</text:bookmark-ref></text:span></text:span><text:span text:style-name="T118">.</text:span></text:p>
      <text:p text:style-name="P39"/>
      <text:p text:style-name="P39"/>
      <text:list text:style-name="L1">
        <text:list-item>
          <text:p text:style-name="P83"><text:bookmark-start text:name="__RefNumPara__4083_1271708128"/>Prepar<text:span text:style-name="T194">e </text:span>installatio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9"><text:span text:style-name="Strong_20_Emphasis"><text:span text:style-name="T43"><draw:control text:anchor-type="as-char" draw:z-index="7" draw:name="Vorm3_0" draw:style-name="gr1" draw:text-style-name="P8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43"><draw:control text:anchor-type="as-char" draw:z-index="13" draw:name="Vorm3_ 1" draw:style-name="gr1" draw:text-style-name="P8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T25">Log in as </text:span><text:span text:style-name="T191">&lt;user</text:span><text:span text:style-name="T164">&gt;</text:span><text:span text:style-name="T5"><text:note text:id="ftn2" text:note-class="footnote"><text:note-citation>2</text:note-citation><text:note-body><text:p text:style-name="P53"><text:span text:style-name="T60">Login any additional </text:span><text:span text:style-name="T64">users</text:span><text:span text:style-name="T66"> </text:span><text:span text:style-name="T60">and follow the same steps.</text:span></text:p></text:note-body></text:note></text:span><text:span text:style-name="T26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75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6" draw:name="Vorm 4" draw:style-name="gr1" draw:text-style-name="P8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3" office:value-type="string">
            <text:p text:style-name="P79"><text:span text:style-name="T42">T</text:span><text:span text:style-name="T29">ype</text:span><text:span text:style-name="T30"> </text:span><text:span text:style-name="User_20_Entry"><text:span text:style-name="T76">t</text:span></text:span><text:span text:style-name="User_20_Entry"><text:span text:style-name="T78">erm</text:span></text:span><text:span text:style-name="T31"> on the activities overview</text:span><text:span text:style-name="T22"><text:note text:id="ftn3" text:note-class="footnote"><text:note-citation>3</text:note-citation><text:note-body><text:p text:style-name="P26">Press the Super (Windows/command/magnifier) key or click in the upper left corner.</text:p></text:note-body></text:note></text:span><text:span text:style-name="T31"> and click on the </text:span><text:span text:style-name="Strong_20_Emphasis"><text:span text:style-name="T82">Terminal</text:span></text:span><text:span text:style-name="T31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52"><text:span text:style-name="T13">Type the</text:span><text:span text:style-name="T15"> following</text:span><text:span text:style-name="T13"> two commands, each followed by the </text:span><text:span text:style-name="T193">Enter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5" office:value-type="string">
            <text:p text:style-name="P69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6" office:value-type="string">
            <text:p text:style-name="P69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7" office:value-type="string">
            <text:p text:style-name="P29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7" draw:name="Vorm 6" draw:style-name="gr1" draw:text-style-name="P8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8" draw:name="Vorm 7" draw:style-name="gr1" draw:text-style-name="P86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80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10" office:value-type="string">
            <text:p text:style-name="P51"><text:span text:style-name="T32">Select </text:span><text:span text:style-name="Strong_20_Emphasis"><text:span text:style-name="T83">1</text:span></text:span><text:span text:style-name="T32"> Prepar</text:span><text:span text:style-name="T38">e</text:span><text:span text:style-name="T32"> installation</text:span><text:span text:style-name="T37">. 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1" office:value-type="string">
            <text:p text:style-name="P29">Follow the instructions on the screen.</text:p>
          </table:table-cell>
        </table:table-row>
      </table:table>
      <text:p text:style-name="P23"/>
      <text:list text:continue-numbering="true" text:style-name="L1">
        <text:list-item>
          <text:p text:style-name="P8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58"><text:span text:style-name="Strong_20_Emphasis"><text:span text:style-name="T44"><draw:control text:anchor-type="as-char" draw:z-index="2" draw:name="Vorm9" draw:style-name="gr1" draw:text-style-name="P8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1"><text:span text:style-name="T109">Boot the computer from</text:span><text:span text:style-name="T114"><text:note text:id="ftn4" text:note-class="footnote"><text:note-citation>1</text:note-citation><text:note-body><text:p text:style-name="P12"><text:span text:style-name="T67">Boot menu/Setup via one of the </text:span><text:span text:style-name="T68">f</text:span><text:span text:style-name="T67">requently used keys:</text:span><text:span text:style-name="T69"> </text:span><text:span text:style-name="T201">Esc</text:span><text:span text:style-name="T200">, </text:span><text:span text:style-name="T201">Delete</text:span><text:span text:style-name="T200">, </text:span><text:span text:style-name="T201">F1</text:span><text:span text:style-name="T200">, </text:span><text:span text:style-name="T201">F2</text:span><text:span text:style-name="T200">, </text:span><text:span text:style-name="T201">F9</text:span><text:span text:style-name="T200">, </text:span><text:span text:style-name="T201">F10</text:span><text:span text:style-name="T200">, </text:span><text:span text:style-name="T201">F11</text:span><text:span text:style-name="T200">, or </text:span><text:span text:style-name="T201">F12</text:span></text:p></text:note-body></text:note></text:span><text:span text:style-name="T109"> an</text:span><text:span text:style-name="T111"> </text:span><text:span text:style-name="T98"><text:user-field-get text:name="Distro">Ubuntu</text:user-field-get></text:span><text:span text:style-name="T113"><text:s/></text:span><text:span text:style-name="T99"><text:user-field-get text:name="Version">24.04 LTS</text:user-field-get></text:span><text:span text:style-name="T99"><text:s/></text:span><text:span text:style-name="T59">Desktop </text:span><text:span text:style-name="T57">L</text:span><text:span text:style-name="T55">ive</text:span><text:span text:style-name="T55"><text:note text:id="ftn5" text:note-class="footnote"><text:note-citation>2</text:note-citation><text:note-body><text:p text:style-name="P67"><text:span text:style-name="T17">From a Live USB stick you can boot and work with 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T17">without modifying any files on the hard drive and also allows installation of </text:span><text:span text:style-name="Strong_20_Emphasis"><text:span text:style-name="T116"><text:user-field-get text:name="Distro">Ubuntu</text:user-field-get></text:span></text:span><text:span text:style-name="Strong_20_Emphasis"><text:span text:style-name="T116">.</text:span></text:span></text:p></text:note-body></text:note></text:span><text:span text:style-name="T109"> USB stick</text:span><text:span text:style-name="T56"><text:note text:id="ftn6" text:note-class="footnote"><text:note-citation>3</text:note-citation><text:note-body><text:p text:style-name="P70"><text:span text:style-name="T61">Create a bootable USB stick:<text:line-break/>Download a </text:span><text:span text:style-name="Sterk_20_accent_20_voetnoot"><text:span text:style-name="T85"><text:user-field-get text:name="Distro">Ubuntu</text:user-field-get></text:span></text:span><text:span text:style-name="Sterk_20_accent_20_voetnoot"><text:span text:style-name="T85"><text:s/>Desktop </text:span></text:span><text:span text:style-name="Sterk_20_accent_20_voetnoot"><text:span text:style-name="T85"><text:user-field-get text:name="Version">24.04 LTS</text:user-field-get></text:span></text:span><text:span text:style-name="T65"><text:s/></text:span><text:span text:style-name="T61">image from </text:span><text:a xlink:type="simple" xlink:href="https://ubuntu.com/" text:style-name="Internet_20_link" text:visited-style-name="Visited_20_Internet_20_Link"><text:span text:style-name="T184">ubuntu.com</text:span></text:a><text:span text:style-name="T62">.</text:span><text:span text:style-name="T61"><text:line-break/></text:span><text:span text:style-name="T63">The next steps are described in </text:span><text:span text:style-name="Sterk_20_accent_20_voetnoot"><text:span text:style-name="T86">Linux informati</text:span></text:span><text:span text:style-name="Sterk_20_accent_20_voetnoot"><text:span text:style-name="T87">on</text:span></text:span><text:span text:style-name="T63">, which can be found at </text:span><text:a xlink:type="simple" xlink:href="https://karelzimmer.nl/en" text:style-name="Internet_20_link" text:visited-style-name="Visited_20_Internet_20_Link"><text:span text:style-name="T183">karelzimmer.nl/en</text:span></text:a><text:span text:style-name="T63">.</text:span></text:p></text:note-body></text:note></text:span><text:span text:style-name="T109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" office:value-type="string">
            <text:p text:style-name="P34"><text:span text:style-name="T100">Select</text:span><text:span text:style-name="T45"> </text:span><text:span text:style-name="Strong_20_Emphasis"><text:span text:style-name="T51">Try or I</text:span></text:span><text:span text:style-name="Strong_20_Emphasis"><text:span text:style-name="T52">n</text:span></text:span><text:span text:style-name="Strong_20_Emphasis"><text:span text:style-name="T53">stall Ubuntu</text:span></text:span><text:span text:style-name="T110"> </text:span><text:span text:style-name="T112">and press the </text:span><text:span text:style-name="T130">Enter</text:span><text:span text:style-name="T40"> </text:span><text:span text:style-name="T41">key</text:span><text:span text:style-name="T40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1" draw:text-style-name="P86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213">At</text:span> <text:span text:style-name="Strong_20_Emphasis"><text:span text:style-name="T215">Select your ke</text:span></text:span><text:span text:style-name="Strong_20_Emphasis"><text:span text:style-name="T213">yboard </text:span></text:span><text:span text:style-name="Strong_20_Emphasis"><text:span text:style-name="T215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87">Choose</text:span><text:span text:style-name="T185"> </text:span><text:span text:style-name="Strong_20_Emphasis"><text:span text:style-name="T185">English (US)</text:span></text:span><text:span text:style-name="T185"> </text:span><text:span text:style-name="T187">a</text:span><text:span text:style-name="T186">n</text:span><text:span text:style-name="T187">d </text:span><text:span text:style-name="T188">variant</text:span><text:span text:style-name="T187"> </text:span><text:span text:style-name="Strong_20_Emphasis"><text:span text:style-name="T186">English (US, intl., with dead keys)</text:span></text:span><text:span text:style-name="T186"> </text:span><text:span text:style-name="T128">and click </text:span><text:span text:style-name="Strong_20_Emphasis"><text:span text:style-name="T128">Next</text:span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1" draw:text-style-name="P86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38">At</text:span><text:span text:style-name="T139"> </text:span><text:span text:style-name="Strong_20_Emphasis"><text:span text:style-name="T140">What apps would you like to install to start with?</text:span></text:span><text:span text:style-name="T140"> </text:span><text:span text:style-name="T138">choose</text:span><text:span text:style-name="T140"> </text:span><text:span text:style-name="Strong_20_Emphasis"><text:span text:style-name="T140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41">and click </text:span><text:span text:style-name="Strong_20_Emphasis"><text:span text:style-name="T149">Next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1" draw:text-style-name="P86" svg:width="0.35cm" svg:height="0.35cm" draw:control="control9"/></text:span></text:p>
          </table:table-cell>
          <table:table-cell table:style-name="_32_._5f_Installatie_5f_uitvoeren.C12" office:value-type="string">
            <text:p text:style-name="Standard"><text:span text:style-name="T136">At</text:span><text:span text:style-name="T132"> </text:span><text:span text:style-name="Strong_20_Emphasis"><text:span text:style-name="T137">Create your account</text:span></text:span><text:span text:style-name="T142">: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13" office:value-type="string">
            <text:p text:style-name="P21"><text:span text:style-name="T143">E</text:span><text:span text:style-name="T132">nter your </text:span><text:span text:style-name="T148">Your n</text:span><text:span text:style-name="T147">ame </text:span><text:span text:style-name="T192">&lt;user</text:span><text:span text:style-name="T178">&gt;</text:span><text:span text:style-name="T144">, <text:line-break/></text:span><text:span text:style-name="T134">Y</text:span><text:span text:style-name="Strong_20_Emphasis"><text:span text:style-name="T133">our computer</text:span></text:span><text:span text:style-name="Strong_20_Emphasis"><text:span text:style-name="T134">'s name</text:span></text:span><text:span text:style-name="T7"> &lt;computerna</text:span><text:span text:style-name="T8">me&gt;</text:span><text:span text:style-name="T145">,</text:span><text:span text:style-name="Strong_20_Emphasis"><text:span text:style-name="T151"><text:line-break/></text:span></text:span><text:span text:style-name="Strong_20_Emphasis"><text:span text:style-name="T135">Pick</text:span></text:span><text:span text:style-name="Strong_20_Emphasis"><text:span text:style-name="T152"> a usernam</text:span></text:span><text:span text:style-name="T133">e</text:span><text:span text:style-name="T145"> &lt;</text:span><text:span text:style-name="T7">USERna</text:span><text:span text:style-name="T8">me&gt;</text:span><text:span text:style-name="T145">,</text:span><text:span text:style-name="Strong_20_Emphasis"><text:span text:style-name="T151"><text:line-break/></text:span></text:span><text:span text:style-name="T131">enter a </text:span><text:span text:style-name="Strong_20_Emphasis"><text:span text:style-name="T146">password</text:span></text:span><text:span text:style-name="T131"> twice </text:span><text:span text:style-name="T141">and click </text:span><text:span text:style-name="Strong_20_Emphasis"><text:span text:style-name="T149">Next</text:span></text:span><text:span text:style-name="T141">.</text:span></text:p>
          </table:table-cell>
        </table:table-row>
      </table:table>
      <text:p text:style-name="P47"><text:span text:style-name="Strong_20_Emphasis"><text:span text:style-name="T46"/></text:span></text:p>
      <text:list text:continue-numbering="true" text:style-name="L1">
        <text:list-item>
          <text:p text:style-name="P82"><text:span text:style-name="Strong_20_Emphasis"><text:span text:style-name="T54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6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3">Log in as </text:span><text:span text:style-name="T190">&lt;user</text:span><text:span text:style-name="T165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1" draw:text-style-name="P86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1" draw:text-style-name="P86" svg:width="0.35cm" svg:height="0.35cm" draw:control="control18"/></text:span></text:p>
          </table:table-cell>
          <table:table-cell table:style-name="_33_._5f_Installatie_5f_afronden.C5" office:value-type="string">
            <text:p text:style-name="P79"><text:span text:style-name="T42">T</text:span><text:span text:style-name="T29">ype</text:span><text:span text:style-name="T30"> </text:span><text:span text:style-name="User_20_Entry"><text:span text:style-name="T76">t</text:span></text:span><text:span text:style-name="User_20_Entry"><text:span text:style-name="T78">erm</text:span></text:span><text:span text:style-name="T31"> on the activities overview</text:span><text:span text:style-name="T22"><text:note text:id="ftn7" text:note-class="footnote"><text:note-citation>1</text:note-citation><text:note-body><text:p text:style-name="P13"><text:span text:style-name="T115">Press the Super (Windows/command/magnifier) key or click in the upper left corner.</text:span><text:span text:style-name="T115"/></text:p></text:note-body></text:note></text:span><text:span text:style-name="T31"> and click on the </text:span><text:span text:style-name="Strong_20_Emphasis"><text:span text:style-name="T82">Terminal</text:span></text:span><text:span text:style-name="T31"> icon.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6" office:value-type="string">
            <text:p text:style-name="P55"><text:span text:style-name="T14">Type the </text:span><text:span text:style-name="T15">following </text:span><text:span text:style-name="T14">two commands, each followed by the </text:span><text:span text:style-name="T193">Enter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7" office:value-type="string">
            <text:p text:style-name="P57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9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30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0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4"><text:span text:style-name="Strong_20_Emphasis"><text:span text:style-name="T44"><draw:control text:anchor-type="as-char" draw:z-index="20" draw:name="Vorm 3" draw:style-name="gr1" draw:text-style-name="P86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80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12" office:value-type="string">
            <text:p text:style-name="P56"><text:span text:style-name="T33">Se</text:span><text:span text:style-name="T35">lect</text:span><text:span text:style-name="T33"> </text:span><text:span text:style-name="Strong_20_Emphasis"><text:span text:style-name="T84">3</text:span></text:span><text:span text:style-name="T47"> </text:span><text:span text:style-name="T48">Finish installatio</text:span><text:span text:style-name="T49">n</text:span><text:span text:style-name="T32">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"/>
          </table:table-cell>
          <table:table-cell table:style-name="_33_._5f_Installatie_5f_afronden.C13" office:value-type="string">
            <text:p text:style-name="P31">Follow the instructions on the screen.</text:p>
          </table:table-cell>
        </table:table-row>
      </table:table>
      <text:p text:style-name="P48"><text:span text:style-name="Strong_20_Emphasis"><text:span text:style-name="T23"/></text:span></text:p>
      <text:list text:continue-numbering="true" text:style-name="L1">
        <text:list-item>
          <text:p text:style-name="P85"><text:span text:style-name="Strong_20_Emphasis"><text:span text:style-name="T16">S</text:span></text:span><text:span text:style-name="Strong_20_Emphasis"><text:span text:style-name="T150">et up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T44"><draw:control text:anchor-type="as-char" draw:z-index="6" draw:name="Vorm40_0" draw:style-name="gr1" draw:text-style-name="P86" svg:width="0.35cm" svg:height="0.35cm" draw:control="control5"/></text:span></text:p>
          </table:table-cell>
          <table:table-cell table:style-name="Tabel2.A1" office:value-type="string">
            <text:p text:style-name="P63"><text:span text:style-name="T44"><draw:control text:anchor-type="as-char" draw:z-index="12" draw:name="Vorm40_ 1" draw:style-name="gr1" draw:text-style-name="P86" svg:width="0.35cm" svg:height="0.35cm" draw:control="control11"/></text:span></text:p>
          </table:table-cell>
          <table:table-cell table:style-name="Tabel2.D1" office:value-type="string">
            <text:p text:style-name="P35"><text:span text:style-name="T24">Log in as</text:span><text:span text:style-name="T23"> </text:span><text:span text:style-name="T190">&lt;user</text:span><text:span text:style-name="T165">&gt;</text:span><text:span text:style-name="T34"><text:note text:id="ftn8" text:note-class="footnote"><text:note-citation>1</text:note-citation><text:note-body><text:p text:style-name="P54"><text:span text:style-name="T71">Login any additional </text:span><text:span text:style-name="T72">users</text:span><text:span text:style-name="T70"> </text:span><text:span text:style-name="T71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43"><text:span text:style-name="T90"><draw:control text:anchor-type="as-char" draw:z-index="15" draw:name="Vorm4_ 2" draw:style-name="gr1" draw:text-style-name="P86" svg:width="0.35cm" svg:height="0.35cm" draw:control="control14"/></text:span></text:p>
          </table:table-cell>
          <table:table-cell table:style-name="Tabel2.D2" office:value-type="string">
            <text:p text:style-name="P73">Follow the welcome screens.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4"><text:span text:style-name="T44"><draw:control text:anchor-type="as-char" draw:z-index="21" draw:name="Vorm 8" draw:style-name="gr1" draw:text-style-name="P86" svg:width="0.35cm" svg:height="0.35cm" draw:control="control20"/></text:span></text:p>
          </table:table-cell>
          <table:table-cell table:style-name="Tabel2.A1" office:value-type="string">
            <text:p text:style-name="P64"><text:span text:style-name="T44"><draw:control text:anchor-type="as-char" draw:z-index="22" draw:name="Vorm 9" draw:style-name="gr1" draw:text-style-name="P86" svg:width="0.35cm" svg:height="0.35cm" draw:control="control21"/></text:span></text:p>
          </table:table-cell>
          <table:table-cell table:style-name="Tabel2.D5" office:value-type="string">
            <text:p text:style-name="P80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6" office:value-type="string">
            <text:p text:style-name="P33"><text:span text:style-name="T36">Select</text:span><text:span text:style-name="T33"> </text:span><text:span text:style-name="Strong_20_Emphasis"><text:span text:style-name="T84">4</text:span></text:span><text:span text:style-name="T50"> </text:span><text:span text:style-name="T39">Set up user</text:span><text:span text:style-name="T32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7" office:value-type="string">
            <text:p text:style-name="P32">Follow the instructions on the screen.</text:p>
          </table:table-cell>
        </table:table-row>
      </table:table>
      <text:p text:style-name="P38"/>
      <text:p text:style-name="P78"/>
      <text:p text:style-name="P45"><text:span text:style-name="T126">End of checklist,</text:span><text:span text:style-name="T127"> </text:span><text:span text:style-name="T123"><text:user-field-get text:name="Distro">Ubuntu</text:user-field-get></text:span><text:span text:style-name="T125"><text:s/></text:span><text:span text:style-name="T122"><text:user-field-get text:name="Version">24.04 LTS</text:user-field-get></text:span><text:span text:style-name="T122"><text:s/></text:span><text:span text:style-name="T124">Desktop</text:span><text:span text:style-name="T88"> </text:span><text:span text:style-name="T126">installation is complete.</text:span></text:p>
      <text:p text:style-name="P20"/>
      <text:p text:style-name="P18"><text:span text:style-name="T202">Written</text:span><text:span text:style-name="T203"> </text:span><text:span text:style-name="T202">by</text:span><text:span text:style-name="T203"> </text:span><text:a xlink:type="simple" xlink:href="mailto:info@karelzimmer.nl?subject=Checklist%20installation%20Linux" text:style-name="Internet_20_link" text:visited-style-name="Visited_20_Internet_20_Link"><text:span text:style-name="T209">Karel Zimmer</text:span></text:a><text:span text:style-name="T204">.</text:span></text:p>
      <text:p text:style-name="P19"><text:span text:style-name="T207">License </text:span><text:span text:style-name="T205">C</text:span><text:span text:style-name="T206">C0</text:span><text:span text:style-name="T204"> 1.0 </text:span><text:span text:style-name="T20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8"><text:s/></text:span><text:span text:style-name="T20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05-07T14:21:58.109795870">07/05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5-07T14:21:57.927819837</dc:date>
    <meta:keyword>Installatie</meta:keyword>
    <meta:keyword>Checklist</meta:keyword>
    <meta:keyword>Linux</meta:keyword>
    <meta:editing-cycles>6981</meta:editing-cycles>
    <meta:editing-duration>P12DT8H1M16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78" meta:word-count="496" meta:character-count="3064" meta:non-whitespace-character-count="2601"/>
    <meta:user-defined meta:name="Info 1"/>
    <meta:user-defined meta:name="Info 2"/>
    <meta:user-defined meta:name="Info 3"/>
    <meta:user-defined meta:name="Info 4"/>
  </office:meta>
</office:document-meta>
</file>